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4"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Heading_20_1">
      <style:paragraph-properties fo:break-before="page"/>
      <style:text-properties fo:language="en" fo:country="US"/>
    </style:style>
    <style:style style:name="P8" style:family="paragraph" style:parent-style-name="Heading_20_2">
      <style:text-properties fo:language="en" fo:country="US"/>
    </style:style>
    <style:style style:name="P9" style:family="paragraph" style:parent-style-name="Heading_20_2">
      <style:paragraph-properties fo:break-before="page"/>
      <style:text-properties fo:language="en" fo:country="US"/>
    </style:style>
    <style:style style:name="P10" style:family="paragraph" style:parent-style-name="Table_20_Contents">
      <style:text-properties fo:color="#464453" fo:font-size="11pt" style:font-size-asian="11pt" style:font-size-complex="11pt"/>
    </style:style>
    <style:style style:name="P11"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fo:color="#000000" style:font-name="Liberation Serif"/>
    </style:style>
    <style:style style:name="T2" style:family="text">
      <style:text-properties fo:language="en" fo:country="US"/>
    </style:style>
    <style:style style:name="T3" style:family="text">
      <style:text-properties fo:language="en" fo:country="US" officeooo:rsid="001f895b"/>
    </style:style>
    <style:style style:name="T4" style:family="text">
      <style:text-properties fo:language="en" fo:country="US" officeooo:rsid="001a08c3"/>
    </style:style>
    <style:style style:name="T5" style:family="text">
      <style:text-properties fo:language="en" fo:country="US" officeooo:rsid="0013c2b0"/>
    </style:style>
    <style:style style:name="T6" style:family="text">
      <style:text-properties officeooo:rsid="00134e72"/>
    </style:style>
    <style:style style:name="T7" style:family="text">
      <style:text-properties officeooo:rsid="001a08c3"/>
    </style:style>
    <style:style style:name="T8" style:family="text">
      <style:text-properties officeooo:rsid="0013c2b0"/>
    </style:style>
    <style:style style:name="T9" style:family="text">
      <style:text-properties officeooo:rsid="001f895b"/>
    </style:style>
    <style:style style:name="fr1"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Characters</text:h>
      <text:h text:style-name="P8" text:outline-level="2">Sophie Hatter</text:h>
      <text:p text:style-name="P1"><draw:frame draw:style-name="fr1" draw:name="Immagine3" text:anchor-type="paragraph" svg:width="5.001cm" svg:height="5.001cm" draw:z-index="10"><draw:image xlink:href="../../Resources/Characters/Sophie%20Hatter/sophie%20hatter.jpg" xlink:type="simple" xlink:show="embed" xlink:actuate="onLoad" loext:mime-type="image/jpeg"/></draw:frame><draw:frame draw:style-name="fr2" draw:name="immagini3" text:anchor-type="paragraph" svg:x="9.417cm" svg:y="-0.081cm" svg:width="9.499cm" svg:height="8.497cm" draw:z-index="21"><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5">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2"><draw:frame draw:style-name="fr3" draw:name="Immagine13" text:anchor-type="as-char" svg:y="-0.572cm" svg:width="16.136cm" svg:height="10.594cm" draw:z-index="0"><draw:image xlink:href="../../Resources/Characters/Sophie%20Hatter/Sophie%20Interpersonal%20Circumplex.png" xlink:type="simple" xlink:show="embed" xlink:actuate="onLoad" loext:mime-type="image/png"/></draw:frame></text:p>
      <text:h text:style-name="P9" text:outline-level="2">Howl</text:h>
      <text:p text:style-name="P1"><draw:frame draw:style-name="fr4" draw:name="Immagine4" text:anchor-type="paragraph" svg:width="5.001cm" svg:height="5.001cm" draw:z-index="11"><draw:image xlink:href="../../Resources/Characters/Howl%20Jenkins%20Pendragon/Howl%20Jenkins%20Pendragon.jpg" xlink:type="simple" xlink:show="embed" xlink:actuate="onLoad" loext:mime-type="image/jpeg"/></draw:frame>H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5">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2"><draw:frame draw:style-name="fr5"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9" text:outline-level="2">Orphan child</text:h>
      <text:p text:style-name="P1"><draw:frame draw:style-name="fr6" draw:name="Immagine25" text:anchor-type="paragraph" svg:x="-0.007cm" svg:y="0.053cm" svg:width="5.249cm" svg:height="5.02cm" draw:z-index="23"><draw:image xlink:href="../../Resources/Characters/Orphan%20child/Orphan%20child2.jpg" xlink:type="simple" xlink:show="embed" xlink:actuate="onLoad" loext:mime-type="image/jpeg"/></draw:frame>The orphan child is extremely cheerful and lively, but at the same time almost dumb and without memory. <text:span text:style-name="T6">He</text:span> follows Ben everywhere he goes, sometimes even without his permission. Aesthetically remembers Howl, but it is very dirty, and his eyes and hair are brown (they were colored with magic).</text:p>
      <text:p text:style-name="P5">After freeing King Beuron in the capital of Radme, Howl proceeds to Layton’s fortress. But <text:span text:style-name="T6">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6">d</text:span> dragged by the current to Cal, where Ben will rescue him from the water.</text:p>
      <text:p text:style-name="P6"><draw:frame draw:style-name="fr7"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9" text:outline-level="2">Layton</text:h>
      <text:p text:style-name="Text_20_body"><draw:frame draw:style-name="fr4" draw:name="Immagine5" text:anchor-type="paragraph" svg:width="5.001cm" svg:height="5.001cm" draw:z-index="12"><draw:image xlink:href="../../Resources/Characters/Layton/Young%20Layton/layton.png" xlink:type="simple" xlink:show="embed" xlink:actuate="onLoad" loext:mime-type="image/png"/></draw:frame><draw:frame draw:style-name="fr8" draw:name="immagini4" text:anchor-type="paragraph" svg:x="8.428cm" svg:y="0.173cm" svg:width="10.455cm" svg:height="8.303cm" draw:z-index="20"><draw:image xlink:href="../../Resources/Characters/Layton/Layton%20%20Before%20Interpersonal%20Circumplex.png" xlink:type="simple" xlink:show="embed" xlink:actuate="onLoad" loext:mime-type="image/png"/></draw:frame><text:span text:style-name="T2">Egocentric and maniacal, Layton has developed a symbiotic bond with the slime of the spirits, which allows him to control them spreading despair on everything that crosses his path. He intends to take revenge on Howl, for the humiliation of </text:span><text:span text:style-name="T4">being</text:span><text:span text:style-name="T2"> defeated and for the cruel way he was punished, and on Suliman, for preferr</text:span><text:span text:style-name="T5">ing</text:span><text:span text:style-name="T2"> Howl </text:span><text:span text:style-name="T5">om him</text:span><text:span text:style-name="T2"> despite his power was certainly hiding a misconduct or a big fortune.</text:span></text:p>
      <text:p text:style-name="P5">Layton, in fact, was Suliman’s apprentice, and he had great admiration for her. He cared a lot about her opinion about him, <text:span text:style-name="T8">and</text:span> the arrival of Howl and his rapid progress in the magical arts did not bother him because of his advanced experience. But when Howl suddenly reached his abilities, he decided to investigate <text:span text:style-name="T8">moved</text:span> <text:span text:style-name="T8">by</text:span> envy, and he learned <text:span text:style-name="T8">about</text:span> the existence of Calcifer. When he failed his awkward attempt to steal the demon <text:span text:style-name="T8">he</text:span> found himself condemned for years in an urn with the demons of despair, merging with them. A fortuitous finding of the urn by some students of the other continent leads to its liberation.</text:p>
      <text:p text:style-name="P2"><draw:frame draw:style-name="fr9" draw:name="immagini2" text:anchor-type="as-char" svg:width="15.901cm" svg:height="11.589cm" draw:z-index="3"><draw:image xlink:href="../../Resources/Characters/Layton/Layton%20After%20Interpersonal%20Circumplex.png" xlink:type="simple" xlink:show="embed" xlink:actuate="onLoad" loext:mime-type="image/png"/></draw:frame></text:p>
      <text:h text:style-name="P9" text:outline-level="2">Madame Suliman</text:h>
      <text:p text:style-name="P1"><draw:frame draw:style-name="fr1" draw:name="Immagine6" text:anchor-type="paragraph" svg:width="5.001cm" svg:height="5.001cm" draw:z-index="13"><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5">She does not know that Layton has merged with the spirits of despair after having fought with Howl and must accept his disappearance. She is aware of several places where parts of Heen may have been spotted.</text:p>
      <text:p text:style-name="P6"><text:s text:c="17"/><draw:frame draw:style-name="fr5" draw:name="Immagine17" text:anchor-type="as-char" svg:width="15.109cm" svg:height="11.591cm" draw:z-index="4"><draw:image xlink:href="../../Resources/Characters/Madame%20Suliman/Suliman%20Interpersonal%20Circumplex.png" xlink:type="simple" xlink:show="embed" xlink:actuate="onLoad" loext:mime-type="image/png"/></draw:frame></text:p>
      <text:h text:style-name="P9" text:outline-level="2">Calcifer</text:h>
      <text:p text:style-name="P1"><draw:frame draw:style-name="fr4" draw:name="Immagine8" text:anchor-type="paragraph" svg:width="5.001cm" svg:height="5.001cm" draw:z-index="14"><draw:image xlink:href="../../Resources/Characters/Calcifer/Calcifer.png" xlink:type="simple" xlink:show="embed" xlink:actuate="onLoad" loext:mime-type="image/png"/></draw:frame>Calcifer is a young and powerful fire demon, freed from the magical power of Sophie. Now it is extremely autonomous and can move to his liking. <text:span text:style-name="T9">He </text:span>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P5">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5">Since he was freed from the contract Calcifer is even more tied to his friends, and hardly spends a day away from them. Since the castle has expanded, he travels to the most exotic places.</text:p>
      <text:p text:style-name="P6"><draw:frame draw:style-name="fr5" draw:name="Immagine18" text:anchor-type="as-char" svg:width="15.109cm" svg:height="11.591cm" draw:z-index="5"><draw:image xlink:href="../../Resources/Characters/Calcifer/Calcifer%20Interpersonal%20Circumplex.png" xlink:type="simple" xlink:show="embed" xlink:actuate="onLoad" loext:mime-type="image/png"/></draw:frame></text:p>
      <text:h text:style-name="P9" text:outline-level="2">Heen</text:h>
      <text:p text:style-name="P1"><draw:frame draw:style-name="fr4" draw:name="Immagine9" text:anchor-type="paragraph" svg:width="5.001cm" svg:height="5.001cm" draw:z-index="15"><draw:image xlink:href="../../Resources/Characters/Heen/Heen.jpg" xlink:type="simple" xlink:show="embed" xlink:actuate="onLoad" loext:mime-type="image/jpeg"/></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5">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2"><draw:frame draw:style-name="fr5" draw:name="Immagine19" text:anchor-type="as-char" svg:width="15.109cm" svg:height="11.591cm" draw:z-index="6"><draw:image xlink:href="../../Resources/Characters/Heen/Heen%20Interpersonal%20Circumplex.png" xlink:type="simple" xlink:show="embed" xlink:actuate="onLoad" loext:mime-type="image/png"/></draw:frame></text:p>
      <text:h text:style-name="P9" text:outline-level="2">King Beuron</text:h>
      <text:p text:style-name="P1"><draw:frame draw:style-name="fr2" draw:name="Immagine26" text:anchor-type="paragraph" svg:x="-0.011cm" svg:y="-0.018cm" svg:width="5.794cm" svg:height="5.493cm" draw:z-index="19"><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5">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2" draw:name="immagini1" text:anchor-type="paragraph" svg:x="1.947cm" svg:y="0.404cm" svg:width="15.108cm" svg:height="11.589cm" draw:z-index="22"><draw:image xlink:href="../../Resources/Characters/King%20Beuron/King%20Beuron%20Interpersonal%20Circumplex.png" xlink:type="simple" xlink:show="embed" xlink:actuate="onLoad" loext:mime-type="image/png"/></draw:frame></text:p>
      <text:h text:style-name="P9" text:outline-level="2">Ben</text:h>
      <text:p text:style-name="P1"><draw:frame draw:style-name="fr4" draw:name="Immagine23" text:anchor-type="paragraph" svg:width="5.001cm" svg:height="5.001cm" draw:z-index="18"><draw:image xlink:href="../../Resources/Characters/Ben/Ben%20sq.png" xlink:type="simple" xlink:show="embed" xlink:actuate="onLoad" loext:mime-type="image/png"/></draw:frame>F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P5">Trained by the best masters of Radme at the behest of the King himself, who saw his potential, Ben always proved to be virtuous and honest, helping the weak with great modesty.</text:p>
      <text:p text:style-name="P3"><draw:frame draw:style-name="fr5" draw:name="Immagine15" text:anchor-type="as-char" svg:width="14.561cm" svg:height="10.612cm" draw:z-index="7"><draw:image xlink:href="../../Resources/Characters/Ben/Ben%20Interpersonal%20Circumplex.png" xlink:type="simple" xlink:show="embed" xlink:actuate="onLoad" loext:mime-type="image/png"/></draw:frame></text:p>
      <text:h text:style-name="P9" text:outline-level="2">Markl</text:h>
      <text:p text:style-name="P1"><draw:frame draw:style-name="fr4" draw:name="Immagine10" text:anchor-type="paragraph" svg:width="5.001cm" svg:height="5.001cm" draw:z-index="16"><draw:image xlink:href="../../Resources/Characters/Markl/Markl.jpg" xlink:type="simple" xlink:show="embed" xlink:actuate="onLoad" loext:mime-type="image/jpeg"/></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 <text:s text:c="13"/></text:p>
      <text:p text:style-name="P1"/>
      <text:p text:style-name="P1"/>
      <text:p text:style-name="P1"/>
      <text:p text:style-name="P1"/>
      <text:p text:style-name="P1"/>
      <text:p text:style-name="P1"/>
      <text:p text:style-name="P2"><draw:frame draw:style-name="fr10" draw:name="Immagine20" text:anchor-type="as-char" svg:y="-13.46cm" svg:width="15.109cm" svg:height="11.591cm" draw:z-index="8"><draw:image xlink:href="../../Resources/Characters/Markl/Markl%20Interpersonal%20Circumplex.png" xlink:type="simple" xlink:show="embed" xlink:actuate="onLoad" loext:mime-type="image/png"/></draw:frame></text:p>
      <text:h text:style-name="P9" text:outline-level="2">Witch of the Waste</text:h>
      <text:p text:style-name="P1"><draw:frame draw:style-name="fr4" draw:name="Immagine11" text:anchor-type="paragraph" svg:width="5.001cm" svg:height="5.001cm" draw:z-index="17"><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P5">She does not remember where she lost or who bought the parts of Heen, but often a small incentive is enough to start recalling. Helps the group as an odd counselor.</text:p>
      <text:p text:style-name="P5">The most powerful and arcane spell that the witch has ever performed allowed her to form a puzzle with parts of Ingary’s most powerful warrior, obtaining a prodigious object from each. Unfortunately, over the years she has lost or sold them all.</text:p>
      <text:p text:style-name="P5"/>
      <text:p text:style-name="P2"><draw:frame draw:style-name="fr5"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19T10:02:31.954000000</dc:date>
    <dc:creator>Michele Maione</dc:creator>
    <meta:editing-duration>PT1M13S</meta:editing-duration>
    <meta:editing-cycles>3</meta:editing-cycles>
    <meta:generator>LibreOffice/6.1.3.2$Windows_X86_64 LibreOffice_project/86daf60bf00efa86ad547e59e09d6bb77c699acb</meta:generator>
    <meta:document-statistic meta:table-count="1" meta:image-count="24" meta:object-count="0" meta:page-count="11" meta:paragraph-count="47" meta:word-count="1686" meta:character-count="9499" meta:non-whitespace-character-count="7820"/>
    <meta:template xlink:type="simple" xlink:actuate="onRequest" xlink:title="" xlink:href="../MasterGameDesignDocument.odm" meta:date="2018-11-19T10:00:27.613000000"/>
  </office:meta>
</office:document-meta>
</file>